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cd1aa"/>
    </style:style>
    <style:style style:name="P2" style:family="paragraph" style:parent-style-name="Standard">
      <style:text-properties style:font-name="Calibri Light" fo:font-size="11pt" officeooo:paragraph-rsid="000b37be" style:font-size-asian="11pt" style:font-size-complex="11pt"/>
    </style:style>
    <style:style style:name="P3" style:family="paragraph" style:parent-style-name="Standard">
      <style:text-properties style:font-name="Calibri Light" fo:font-size="11pt" officeooo:rsid="000b37be" officeooo:paragraph-rsid="000b37be" style:font-size-asian="11pt" style:font-size-complex="11pt"/>
    </style:style>
    <style:style style:name="P4" style:family="paragraph" style:parent-style-name="Standard">
      <style:text-properties style:font-name="Calibri Light" fo:font-size="11pt" officeooo:rsid="000d5279" officeooo:paragraph-rsid="000d5279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Calibri Light" fo:font-size="11pt" fo:font-weight="bold" officeooo:paragraph-rsid="000b37be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Calibri Light" fo:font-size="9pt" fo:font-style="italic" officeooo:rsid="000b37be" officeooo:paragraph-rsid="000cd1aa" style:font-size-asian="9pt" style:font-style-asian="italic" style:font-size-complex="9pt" style:font-style-complex="italic"/>
    </style:style>
    <style:style style:name="P7" style:family="paragraph" style:parent-style-name="Standard">
      <style:text-properties style:font-name="Calibri Light" fo:font-size="6pt" officeooo:rsid="000d5279" officeooo:paragraph-rsid="000d5279" style:font-size-asian="5.25pt" style:font-size-complex="6pt"/>
    </style:style>
    <style:style style:name="P8" style:family="paragraph" style:parent-style-name="Standard">
      <style:text-properties officeooo:paragraph-rsid="000d5279"/>
    </style:style>
    <style:style style:name="P9" style:family="paragraph" style:parent-style-name="Standard">
      <style:paragraph-properties fo:margin-left="0in" fo:margin-right="0in" fo:text-indent="0in" style:auto-text-indent="false"/>
      <style:text-properties officeooo:paragraph-rsid="000cd1aa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color="#999999" loext:opacity="100%" style:font-name="Calibri Light" fo:font-size="7pt" officeooo:rsid="000cd1aa" officeooo:paragraph-rsid="000cd1aa" style:font-size-asian="7pt" style:font-size-complex="7pt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color="#999999" loext:opacity="100%" fo:font-size="7pt" officeooo:paragraph-rsid="000d5279" style:font-size-asian="7pt" style:font-size-complex="7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color="#999999" loext:opacity="100%" fo:font-size="7pt" officeooo:rsid="000d5279" officeooo:paragraph-rsid="000d5279" style:font-size-asian="7pt" style:font-size-complex="7pt"/>
    </style:style>
    <style:style style:name="P13" style:family="paragraph" style:parent-style-name="Standard" style:list-style-name="L1">
      <style:text-properties officeooo:paragraph-rsid="000d5279"/>
    </style:style>
    <style:style style:name="P14" style:family="paragraph" style:parent-style-name="Standard" style:list-style-name="L1">
      <style:text-properties style:font-name="Calibri Light" fo:font-size="11pt" officeooo:rsid="000d5279" officeooo:paragraph-rsid="000d5279" style:font-size-asian="11pt" style:font-size-complex="11pt"/>
    </style:style>
    <style:style style:name="P15" style:family="paragraph" style:parent-style-name="Standard" style:list-style-name="L2">
      <style:text-properties style:font-name="Calibri Light" fo:font-size="11pt" officeooo:rsid="000d5279" officeooo:paragraph-rsid="000d5279" style:font-size-asian="11pt" style:font-size-complex="11pt"/>
    </style:style>
    <style:style style:name="P16" style:family="paragraph" style:parent-style-name="Standard">
      <style:text-properties style:font-name="Calibri Light" fo:font-size="11pt" officeooo:rsid="000b37be" officeooo:paragraph-rsid="000b37be" style:font-size-asian="11pt" style:font-size-complex="11pt"/>
    </style:style>
    <style:style style:name="P17" style:family="paragraph" style:parent-style-name="Standard">
      <style:text-properties style:font-name="Calibri Light" fo:font-size="11pt" officeooo:rsid="000fdc5d" officeooo:paragraph-rsid="000fdc5d" style:font-size-asian="11pt" style:font-size-complex="11pt"/>
    </style:style>
    <style:style style:name="P18" style:family="paragraph" style:parent-style-name="Standard">
      <style:text-properties style:font-name="Calibri Light" fo:font-size="11pt" officeooo:rsid="00131572" officeooo:paragraph-rsid="00131572" style:font-size-asian="11pt" style:font-size-complex="11pt"/>
    </style:style>
    <style:style style:name="P19" style:family="paragraph" style:parent-style-name="Standard">
      <style:text-properties style:font-name="Calibri Light" fo:font-size="11pt" officeooo:rsid="0015d247" officeooo:paragraph-rsid="0015d247" style:font-size-asian="11pt" style:font-size-complex="11pt"/>
    </style:style>
    <style:style style:name="P20" style:family="paragraph" style:parent-style-name="Standard">
      <style:text-properties style:font-name="Calibri Light" fo:font-size="11pt" officeooo:rsid="0015d247" officeooo:paragraph-rsid="001621d6" style:font-size-asian="11pt" style:font-size-complex="11pt"/>
    </style:style>
    <style:style style:name="P21" style:family="paragraph" style:parent-style-name="Standard">
      <style:text-properties style:font-name="Calibri Light" fo:font-size="11pt" officeooo:rsid="001621d6" officeooo:paragraph-rsid="000b37be" style:font-size-asian="11pt" style:font-size-complex="11pt"/>
    </style:style>
    <style:style style:name="P22" style:family="paragraph" style:parent-style-name="Standard">
      <style:text-properties style:font-name="Calibri Light" fo:font-size="11pt" officeooo:rsid="001621d6" officeooo:paragraph-rsid="001621d6" style:font-size-asian="11pt" style:font-size-complex="11pt"/>
    </style:style>
    <style:style style:name="P23" style:family="paragraph" style:parent-style-name="Standard">
      <style:text-properties style:font-name="Calibri Light" fo:font-size="11pt" officeooo:rsid="00165fc3" officeooo:paragraph-rsid="00165fc3" style:font-size-asian="11pt" style:font-size-complex="11pt"/>
    </style:style>
    <style:style style:name="P24" style:family="paragraph" style:parent-style-name="Standard">
      <style:text-properties style:font-name="Calibri Light" fo:font-size="11pt" officeooo:rsid="0016e0e7" officeooo:paragraph-rsid="0016e0e7" style:font-size-asian="11pt" style:font-size-complex="11pt"/>
    </style:style>
    <style:style style:name="P25" style:family="paragraph" style:parent-style-name="Standard">
      <style:text-properties style:font-name="Calibri Light" fo:font-size="11pt" officeooo:rsid="000cd1aa" officeooo:paragraph-rsid="00165fc3" style:font-size-asian="11pt" style:font-size-complex="11pt"/>
    </style:style>
    <style:style style:name="P26" style:family="paragraph" style:parent-style-name="Standard">
      <style:text-properties style:font-name="Calibri Light" fo:font-size="11pt" fo:font-weight="bold" officeooo:rsid="00164c85" officeooo:paragraph-rsid="00164c85" style:font-size-asian="11pt" style:font-weight-asian="bold" style:font-size-complex="11pt" style:font-weight-complex="bold"/>
    </style:style>
    <style:style style:name="P27" style:family="paragraph" style:parent-style-name="Standard" style:list-style-name="L2">
      <style:text-properties style:font-name="Calibri Light" fo:font-size="6pt" officeooo:rsid="000d5279" officeooo:paragraph-rsid="000d5279" style:font-size-asian="5.25pt" style:font-size-complex="6pt"/>
    </style:style>
    <style:style style:name="P28" style:family="paragraph" style:parent-style-name="Standard">
      <style:text-properties style:font-name="Calibri Light" fo:font-size="9pt" fo:font-style="italic" officeooo:rsid="000b37be" officeooo:paragraph-rsid="000cd1aa" style:font-size-asian="9pt" style:font-style-asian="italic" style:font-size-complex="9pt" style:font-style-complex="italic"/>
    </style:style>
    <style:style style:name="P29" style:family="paragraph" style:parent-style-name="Standard">
      <style:text-properties style:font-name="Calibri Light" fo:font-size="9pt" fo:font-style="italic" officeooo:rsid="00198331" officeooo:paragraph-rsid="0019d51b" style:font-size-asian="9pt" style:font-style-asian="italic" style:font-size-complex="9pt" style:font-style-complex="italic"/>
    </style:style>
    <style:style style:name="P30" style:family="paragraph" style:parent-style-name="Standard" style:list-style-name="L2">
      <style:text-properties officeooo:paragraph-rsid="000d5279"/>
    </style:style>
    <style:style style:name="P31" style:family="paragraph" style:parent-style-name="Standard" style:list-style-name="L2">
      <style:text-properties officeooo:rsid="00110ada" officeooo:paragraph-rsid="00110ada"/>
    </style:style>
    <style:style style:name="T1" style:family="text">
      <style:text-properties officeooo:rsid="000b37b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37be" style:font-weight-asian="bold" style:font-weight-complex="bold"/>
    </style:style>
    <style:style style:name="T4" style:family="text">
      <style:text-properties officeooo:rsid="000cd1aa"/>
    </style:style>
    <style:style style:name="T5" style:family="text">
      <style:text-properties officeooo:rsid="000d5279"/>
    </style:style>
    <style:style style:name="T6" style:family="text">
      <style:text-properties style:font-name="Calibri Light"/>
    </style:style>
    <style:style style:name="T7" style:family="text">
      <style:text-properties style:font-name="Calibri Light" fo:font-size="11pt" style:font-size-asian="11pt" style:font-size-complex="11pt"/>
    </style:style>
    <style:style style:name="T8" style:family="text">
      <style:text-properties style:font-name="Calibri Light" fo:font-size="11pt" officeooo:rsid="000cd1aa" style:font-size-asian="11pt" style:font-size-complex="11pt"/>
    </style:style>
    <style:style style:name="T9" style:family="text">
      <style:text-properties style:font-name="Calibri Light" fo:font-size="11pt" officeooo:rsid="000d5279" style:font-size-asian="11pt" style:font-size-complex="11pt"/>
    </style:style>
    <style:style style:name="T10" style:family="text">
      <style:text-properties style:font-name="Calibri Light" fo:font-size="11pt" officeooo:rsid="000df3a5" style:font-size-asian="11pt" style:font-size-complex="11pt"/>
    </style:style>
    <style:style style:name="T11" style:family="text">
      <style:text-properties style:font-name="Calibri Light" fo:font-size="11pt" officeooo:rsid="00105b5c" style:font-size-asian="11pt" style:font-size-complex="11pt"/>
    </style:style>
    <style:style style:name="T12" style:family="text">
      <style:text-properties style:font-name="Calibri Light" fo:font-size="11pt" fo:font-weight="bold" officeooo:rsid="000cd1aa" style:font-size-asian="11pt" style:font-weight-asian="bold" style:font-size-complex="11pt" style:font-weight-complex="bold"/>
    </style:style>
    <style:style style:name="T13" style:family="text">
      <style:text-properties style:font-name="Calibri Light" fo:font-size="11pt" fo:font-weight="bold" officeooo:rsid="000d5279" style:font-size-asian="11pt" style:font-weight-asian="bold" style:font-size-complex="11pt" style:font-weight-complex="bold"/>
    </style:style>
    <style:style style:name="T14" style:family="text">
      <style:text-properties style:font-name="Calibri Light" fo:font-weight="bold" style:font-weight-asian="bold" style:font-weight-complex="bold"/>
    </style:style>
    <style:style style:name="T15" style:family="text">
      <style:text-properties style:font-name="Calibri Light" fo:font-weight="bold" officeooo:rsid="000d5279" style:font-weight-asian="bold" style:font-weight-complex="bold"/>
    </style:style>
    <style:style style:name="T16" style:family="text">
      <style:text-properties style:font-name="Calibri Light" fo:font-weight="normal" officeooo:rsid="000df3a5" style:font-weight-asian="normal" style:font-weight-complex="normal"/>
    </style:style>
    <style:style style:name="T17" style:family="text">
      <style:text-properties style:font-name="Calibri Light" fo:font-weight="normal" officeooo:rsid="000d5279" style:font-weight-asian="normal" style:font-weight-complex="normal"/>
    </style:style>
    <style:style style:name="T18" style:family="text">
      <style:text-properties style:font-name="Calibri Light" officeooo:rsid="000d5279"/>
    </style:style>
    <style:style style:name="T19" style:family="text">
      <style:text-properties style:font-name="Calibri Light" officeooo:rsid="000df3a5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621d6" style:font-weight-asian="normal" style:font-weight-complex="normal"/>
    </style:style>
    <style:style style:name="T22" style:family="text">
      <style:text-properties style:text-position="super 58%" style:font-name="Calibri Light" fo:font-weight="normal" officeooo:rsid="000df3a5" style:font-weight-asian="normal" style:font-weight-complex="normal"/>
    </style:style>
    <style:style style:name="T23" style:family="text">
      <style:text-properties fo:color="#999999" loext:opacity="100%" style:font-name="Calibri Light" fo:font-size="7pt" officeooo:rsid="000cd1aa" style:font-size-asian="7pt" style:font-size-complex="7pt"/>
    </style:style>
    <style:style style:name="T24" style:family="text">
      <style:text-properties fo:color="#999999" loext:opacity="100%" style:font-name="Calibri Light" fo:font-size="7pt" officeooo:rsid="000df3a5" style:font-size-asian="7pt" style:font-size-complex="7pt"/>
    </style:style>
    <style:style style:name="T25" style:family="text">
      <style:text-properties officeooo:rsid="00105b5c"/>
    </style:style>
    <style:style style:name="T26" style:family="text">
      <style:text-properties officeooo:rsid="00110ada"/>
    </style:style>
    <style:style style:name="T27" style:family="text">
      <style:text-properties officeooo:rsid="001197ed"/>
    </style:style>
    <style:style style:name="T28" style:family="text">
      <style:text-properties officeooo:rsid="00148fae"/>
    </style:style>
    <style:style style:name="T29" style:family="text">
      <style:text-properties officeooo:rsid="001621d6"/>
    </style:style>
    <style:style style:name="T30" style:family="text">
      <style:text-properties officeooo:rsid="00164c85"/>
    </style:style>
    <style:style style:name="T31" style:family="text">
      <style:text-properties officeooo:rsid="0016a9cf"/>
    </style:style>
    <style:style style:name="T32" style:family="text">
      <style:text-properties officeooo:rsid="0017a10c"/>
    </style:style>
    <style:style style:name="T33" style:family="text">
      <style:text-properties officeooo:rsid="0018aecf"/>
    </style:style>
    <style:style style:name="T34" style:family="text">
      <style:text-properties officeooo:rsid="00198331"/>
    </style:style>
    <style:style style:name="T35" style:family="text">
      <style:text-properties officeooo:rsid="0019d5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Ejercicios prácticos -</text:span> DISCO DURO</text:p>
      <text:p text:style-name="P2"/>
      <text:p text:style-name="P2"><text:span text:style-name="T3">Ejercicio 1.-</text:span> <text:span text:style-name="T1">Hallar el número de sectores/pista dada la capacidad del disco de 3GB, 16 platos, tamaño de sector de 512 bits y 512 cilindros.</text:span></text:p>
      <text:p text:style-name="P3"><text:span text:style-name="T2">Ejercicio 2.- </text:span><text:span text:style-name="T4">Halla la velocidad de rotación</text:span><text:span text:style-name="T5"> del ejercicio anterior </text:span><text:span text:style-name="T4">sabiendo que la velocidad de transferencia es de 450Bpm.</text:span></text:p>
      <text:p text:style-name="P4"><text:span text:style-name="T2">Ejercicio 3.-</text:span> Halla los siguientes datos del ejercicio 1 y 2:</text:p>
      <text:p text:style-name="P7"/>
      <text:list xml:id="list2624173874" text:style-name="L1">
        <text:list-item>
          <text:p text:style-name="P13"><text:span text:style-name="T9">n.º clusters (</text:span><text:span text:style-name="T10">8</text:span><text:span text:style-name="T9"> sectores)</text:span></text:p>
        </text:list-item>
        <text:list-item>
          <text:p text:style-name="P14">n.º cabezas</text:p>
        </text:list-item>
        <text:list-item>
          <text:p text:style-name="P14">n.º caras</text:p>
        </text:list-item>
        <text:list-item>
          <text:p text:style-name="P14">n.º pistas/cara</text:p>
        </text:list-item>
      </text:list>
      <text:p text:style-name="P3"/>
      <text:p text:style-name="P1"><text:span text:style-name="T12">Ejercicio </text:span><text:span text:style-name="T13">4</text:span><text:span text:style-name="T12">.-</text:span><text:span text:style-name="T8"> </text:span><text:span text:style-name="T9">Halla el número de cilindros, sabiendo que la Capacidad del disco es de 40MB, </text:span><text:span text:style-name="T11">4</text:span><text:span text:style-name="T9">096 sectores/pista, tamaño de sector de 512B y contiene 5 platos.</text:span></text:p>
      <text:p text:style-name="P3"/>
      <text:p text:style-name="P17">2^22*10=x*2^1<text:span text:style-name="T25">2</text:span>*2⁹</text:p>
      <text:p text:style-name="P17">x=20<text:span text:style-name="T28">pistas</text:span></text:p>
      <text:p text:style-name="P17"/>
      <text:p text:style-name="P17">20=2*5*x</text:p>
      <text:p text:style-name="P17">x=2 cilindros</text:p>
      <text:p text:style-name="P3"/>
      <text:p text:style-name="P8"><text:span text:style-name="T13">Ejercicio 5.-</text:span><text:span text:style-name="T9"> Halla los siguientes datos del ejercicio </text:span><text:span text:style-name="T10">4</text:span><text:span text:style-name="T9">:</text:span></text:p>
      <text:list xml:id="list3628768660" text:style-name="L2">
        <text:list-header>
          <text:p text:style-name="P27"/>
        </text:list-header>
        <text:list-item>
          <text:p text:style-name="P30"><text:span text:style-name="T9">n.º clusters (</text:span><text:span text:style-name="T10">32</text:span><text:span text:style-name="T9"> sectores)</text:span></text:p>
          <text:p text:style-name="P31"><text:span text:style-name="T7">(</text:span><text:span text:style-name="T9">2</text:span><text:span text:style-name="T7">0*2^12)/2^5=256*10=2560</text:span></text:p>
        </text:list-item>
        <text:list-item>
          <text:p text:style-name="P15">n.º cabezas<text:span text:style-name="T26">=</text:span><text:span text:style-name="T27">5*2=</text:span><text:span text:style-name="T26">10</text:span></text:p>
        </text:list-item>
        <text:list-item>
          <text:p text:style-name="P15">n.º caras<text:span text:style-name="T26">=</text:span><text:span text:style-name="T27">5*2=</text:span><text:span text:style-name="T26">10</text:span></text:p>
        </text:list-item>
        <text:list-item>
          <text:p text:style-name="P15">n.º pistas/cara<text:span text:style-name="T27">=10/5=2</text:span></text:p>
        </text:list-item>
      </text:list>
      <text:p text:style-name="P21"/>
      <text:p text:style-name="P26">CAPACIDAD=2TB</text:p>
      <text:p text:style-name="P26">SECTORES/PISTA=2048</text:p>
      <text:p text:style-name="P26">NUM DISCOS=8</text:p>
      <text:p text:style-name="P26">NUM CILINDROS=1024</text:p>
      <text:p text:style-name="P3"/>
      <text:p text:style-name="P24">Num.pistas=2^3*2^11=2^14</text:p>
      <text:p text:style-name="P18">2^<text:span text:style-name="T28">4</text:span>*2^10=2^1<text:span text:style-name="T28">4</text:span></text:p>
      <text:p text:style-name="P18"/>
      <text:p text:style-name="P18">2^41=2^1<text:span text:style-name="T28">4</text:span>*2^11*x</text:p>
      <text:p text:style-name="P20"><text:span text:style-name="T30">Tam.Sector</text:span>=2^16<text:span text:style-name="T20">-&gt;</text:span><text:span text:style-name="T21">2^19bits</text:span></text:p>
      <text:p text:style-name="P19"/>
      <text:p text:style-name="P19">2^<text:span text:style-name="T29">3</text:span>1*<text:span text:style-name="T29">10</text:span>=x*2^11*2<text:span text:style-name="T29">^19</text:span></text:p>
      <text:p text:style-name="P22">Vel.<text:span text:style-name="T30">R</text:span>otacion=2*10=20rps→1200rpm </text:p>
      <text:p text:style-name="P22"/>
      <text:p text:style-name="P23">CARAS=16</text:p>
      <text:p text:style-name="P23">CABEZALES=16</text:p>
      <text:p text:style-name="P23">P<text:span text:style-name="T31">LATOS=</text:span><text:span text:style-name="T32">8</text:span></text:p>
      <text:p text:style-name="P23">SECTORES TOTAL=2^25→<text:span text:style-name="T31"> </text:span><text:span text:style-name="T33">Capacidad/tam.sector=sectores.pista*num.pistas</text:span></text:p>
      <text:p text:style-name="P23">SECTORES CARA=2^21</text:p>
      <text:p text:style-name="P23">SECTORES DISCO=2^14</text:p>
      <text:p text:style-name="P25"/>
      <text:p text:style-name="P6">Capacidad total del disco = nº total de pistas * nº sectores/pista * tamaño del sector </text:p>
      <text:p text:style-name="P6">Nº total de pistas = nº de cabezales* nº de cilindros </text:p>
      <text:p text:style-name="P6">Velocidad de Transferencia = vel. de rotación*numsectores/pista* tamaño <text:span text:style-name="T34">del </text:span>sector</text:p>
      <text:p text:style-name="P29"><text:span text:style-name="T35">N</text:span><text:span text:style-name="T1">º</text:span>= n<text:span text:style-name="T1">º total de pistas</text:span>*sectores/pista o capacidad/ <text:span text:style-name="T1">tamaño </text:span>del sector</text:p>
      <text:p text:style-name="P2"/>
      <text:p text:style-name="P9"><text:span text:style-name="T23">S</text:span><text:span text:style-name="T24">OLUCIÓNES</text:span></text:p>
      <text:p text:style-name="P10"><text:span text:style-name="T2">Ejercicio 1:</text:span> 3072 sectores /pista</text:p>
      <text:p text:style-name="P10"><text:span text:style-name="T2">Ejercicio 2:</text:span> 40 rps</text:p>
      <text:p text:style-name="P11"><text:soft-page-break/><text:span text:style-name="T15">Ejercicio 3: </text:span><text:span text:style-name="T16">6*2</text:span><text:span text:style-name="T22">20</text:span><text:span text:style-name="T17"> clusters / 32 cabezas / 32 caras / 512 pistas/cara</text:span></text:p>
      <text:p text:style-name="P11"><text:span text:style-name="T15">Ejercicio 4: </text:span><text:span text:style-name="T18">2 cilindros</text:span></text:p>
      <text:p text:style-name="P12"><text:span text:style-name="T14">Ejercicio 5:</text:span><text:span text:style-name="T6"> </text:span><text:span text:style-name="T19">2560 clusters / 10 cabezas / 10 caras / 2 pistas/car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6T10:34:55.910000000</meta:creation-date>
    <dc:date>2021-11-08T12:46:09.136000000</dc:date>
    <meta:editing-duration>PT1H40M51S</meta:editing-duration>
    <meta:editing-cycles>15</meta:editing-cycles>
    <meta:generator>LibreOffice/7.0.6.2$Windows_X86_64 LibreOffice_project/144abb84a525d8e30c9dbbefa69cbbf2d8d4ae3b</meta:generator>
    <meta:document-statistic meta:table-count="0" meta:image-count="0" meta:object-count="0" meta:page-count="2" meta:paragraph-count="46" meta:word-count="242" meta:character-count="1634" meta:non-whitespace-character-count="1445"/>
  </office:meta>
</office:document-meta>
</file>